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Mangal1" svg:font-family="Mangal"/>
    <style:font-face style:name="Courier New" svg:font-family="'Courier New'" style:font-adornments="Normale" style:font-family-generic="modern" style:font-pitch="fixed"/>
    <style:font-face style:name="Calibri" svg:font-family="Calibri" style:font-family-generic="roman" style:font-pitch="variable"/>
    <style:font-face style:name="Monotype Corsiva" svg:font-family="'Monotype Corsiva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ff0000" style:font-name="Monotype Corsiva" fo:font-size="24pt" fo:font-weight="bold" style:font-size-asian="24pt" style:font-weight-asian="bold" style:font-size-complex="30pt"/>
    </style:style>
    <style:style style:name="P3" style:family="paragraph" style:parent-style-name="Standard">
      <style:text-properties fo:color="#ff0000" style:font-name="Monotype Corsiva" fo:font-size="14pt" fo:font-weight="bold" style:font-size-asian="14pt" style:font-weight-asian="bold" style:font-size-complex="30pt"/>
    </style:style>
    <style:style style:name="P4" style:family="paragraph" style:parent-style-name="Standard">
      <style:text-properties fo:font-size="14pt" style:font-size-asian="14pt" style:font-name-complex="Calibri1" style:font-size-complex="30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name-complex="Calibri1" style:font-size-complex="30pt"/>
    </style:style>
    <style:style style:name="P6" style:family="paragraph" style:parent-style-name="Standard" style:master-page-name="Standard">
      <style:paragraph-properties fo:margin-left="0.635cm" fo:margin-right="0cm" fo:text-align="center" style:justify-single-word="false" fo:text-indent="0cm" style:auto-text-indent="false" style:page-number="auto"/>
    </style:style>
    <style:style style:name="P7" style:family="paragraph" style:parent-style-name="List_20_Paragraph" style:list-style-name="WWNum5"/>
    <style:style style:name="P8" style:family="paragraph" style:parent-style-name="List_20_Paragraph" style:list-style-name="WWNum6"/>
    <style:style style:name="T1" style:family="text">
      <style:text-properties fo:color="#0070c0" style:font-name="Monotype Corsiva" fo:font-size="30pt" style:text-underline-style="solid" style:text-underline-width="auto" style:text-underline-color="font-color" fo:font-weight="bold" style:font-size-asian="30pt" style:font-weight-asian="bold" style:font-size-complex="30pt"/>
    </style:style>
    <style:style style:name="T2" style:family="text">
      <style:text-properties fo:color="#0070c0" fo:font-size="16pt" fo:font-weight="bold" style:font-size-asian="16pt" style:font-weight-asian="bold" style:font-name-complex="Calibri1" style:font-size-complex="30pt"/>
    </style:style>
    <style:style style:name="T3" style:family="text">
      <style:text-properties fo:color="#ff0000" style:font-name="Monotype Corsiva" fo:font-size="24pt" fo:font-weight="bold" style:font-size-asian="24pt" style:font-weight-asian="bold" style:font-size-complex="30pt"/>
    </style:style>
    <style:style style:name="T4" style:family="text">
      <style:text-properties fo:color="#ff0000" fo:font-size="18pt" fo:font-weight="bold" style:font-size-asian="18pt" style:font-weight-asian="bold" style:font-name-complex="Calibri1" style:font-size-complex="30pt"/>
    </style:style>
    <style:style style:name="T5" style:family="text">
      <style:text-properties fo:color="#ff0000" fo:font-size="16pt" fo:font-weight="bold" style:font-size-asian="16pt" style:font-weight-asian="bold" style:font-name-complex="Calibri1" style:font-size-complex="30pt"/>
    </style:style>
    <style:style style:name="T6" style:family="text">
      <style:text-properties fo:font-size="14pt" style:font-size-asian="14pt" style:font-name-complex="Calibri1" style:font-size-complex="30pt"/>
    </style:style>
    <style:style style:name="T7" style:family="text">
      <style:text-properties fo:font-size="14pt" fo:font-weight="bold" style:font-size-asian="14pt" style:font-weight-asian="bold" style:font-name-complex="Calibri1" style:font-size-complex="3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GoBack"/><text:span text:style-name="T1">Relazione di Sistemi e Reti</text:span></text:p>
      <text:p text:style-name="P2"/>
      <text:p text:style-name="P1"><text:span text:style-name="T3">Centro Stella Segreteria</text:span></text:p>
      <text:p text:style-name="Standard"><text:span text:style-name="T6">Nel centro stella della segreteria vi è un router Cisco 2901 e uno switch Catalyst 2960 serie SI dotato di due moduli, il primo è un VIC2-2FXO, mentre l’altro è un VIC2-2BRI.</text:span></text:p>
      <text:p text:style-name="Standard"><text:span text:style-name="T6">Il router Cisco 2901 ha 2 porte ethernet integrate 10/100/1000 e 4 enhanced WAN ad alta velocità.</text:span></text:p>
      <text:p text:style-name="Standard"><text:span text:style-name="T6">L’ISP che fornisce la connettività ad Internet alla segreteria si chiama Mandarin.</text:span></text:p>
      <text:p text:style-name="P1"><text:span text:style-name="T4">Caratteristiche del Router Cisco 2901</text:span></text:p>
      <text:p text:style-name="Standard"><text:span text:style-name="T2">Sicurezza</text:span></text:p>
      <text:list xml:id="list5892331996966976842" text:style-name="WWNum5">
        <text:list-item>
          <text:p text:style-name="P7"><text:span text:style-name="T6">Crittografia VPN con accelerazione hardware integrata per le comunicazioni VPN collaborative sicure;</text:span></text:p>
        </text:list-item>
        <text:list-item>
          <text:p text:style-name="P7"><text:span text:style-name="T6">Controllo delle minacce integrato con Cisco IOS Firewall, Firewall Cisco IOS Zone-Based, Cisco IOS IPS e Cisco IOS Content Filtering;</text:span></text:p>
        </text:list-item>
        <text:list-item>
          <text:p text:style-name="P7"><text:span text:style-name="T6">La gestione delle identità che utilizza l’autenticazione, autorizzazione e accounting (AAA) e infrastruttura a chiave pubblica.</text:span></text:p>
        </text:list-item>
      </text:list>
      <text:p text:style-name="Standard"><text:span text:style-name="T2">Voce</text:span></text:p>
      <text:list xml:id="list6182391453464552148" text:style-name="WWNum6">
        <text:list-item>
          <text:p text:style-name="P8"><text:span text:style-name="T6">Modulo vocale DSP, ottimizzato per voce e video;</text:span></text:p>
        </text:list-item>
        <text:list-item>
          <text:p text:style-name="P8"><text:span text:style-name="T6">Certificato standard per servizi di browser VoiceXML;</text:span></text:p>
        </text:list-item>
        <text:list-item>
          <text:p text:style-name="P8"><text:span text:style-name="T6">Cisco Unified Border Element;</text:span></text:p>
        </text:list-item>
        <text:list-item>
          <text:p text:style-name="P8"><text:span text:style-name="T6">Segreteria telefonica di Cisco Unity Express;</text:span></text:p>
        </text:list-item>
        <text:list-item>
          <text:p text:style-name="P8"><text:span text:style-name="T6">Cisco Communications Manager Express e Survivable Remote Site Telephony.</text:span></text:p>
        </text:list-item>
      </text:list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1"><text:span text:style-name="T5">Caratteristiche dello Switch Catalyst 2960 serie SI</text:span></text:p>
      <text:p text:style-name="Standard"><text:span text:style-name="T6">La serie Cisco Catalyst 2960 con PoE consente la connettività a dispositivi Ethernet tra cui telefoni IP Cisco, access point wireless e telecamere. Cisco Catalyst serie 2960 con modelli PoE supporta Cisco pre-standard PoE e 802.3af-compliant. Il Cisco Catalyst 2960-24PC-L è in grado di supportare 24 porte PoE simultaneamente alimentate a 15,4 W. Il Cisco Catalyst 2960-24LT-L dispone di 24 porte 10/100 Mbps con 8 porte PoE alimentate contemporaneamente a 15,4 W.</text:span></text:p>
      <text:p text:style-name="P5"/>
      <text:p text:style-name="P1"><text:span text:style-name="T3">Centro Stella Didattica</text:span></text:p>
      <text:p text:style-name="Standard"><text:span text:style-name="T6">Nel centro stella della didattica vi è uno switch Asus giga 1610 D/G e connette i rack dei tre piani. Il rack del piano terra è il rack b, mentre quello del primo piano è il rack c e, infine, quello dell’ultimo piano è il rack d.</text:span></text:p>
      <text:p text:style-name="Standard"><text:span text:style-name="T6">Nel centro stella c’è anche un database di rete con degli hard disk in disuso.</text:span></text:p>
      <text:p text:style-name="Standard"><text:span text:style-name="T6">Il centro stella è collegato al rack b c e d, e ogni rack <text:s/>a sua volta collega i vari access point del relativo piano. In questo modo si ha un cablaggio strutturato per piano sia orizzontale che verticale.</text:span></text:p>
      <text:p text:style-name="Standard"><text:span text:style-name="T6">L’ISP che fornisce la connettività ad Internet alla didattica si chiama CPortal.</text:span></text:p>
      <text:p text:style-name="Standard"><text:span text:style-name="T7">Nota Bene: </text:span><text:span text:style-name="T6">Tutti i dispositivi di commutazione e finali continuano ad essere alimentati, in caso di interruzione della corrente elettrica, da un gruppo di continuità.</text:span></text:p>
      <text:p text:style-name="P4"/>
      <text:p text:style-name="P4"/>
      <text:p text:style-name="P4"/>
      <text:p text:style-name="P3"/>
      <text:p text:style-name="P5"/>
      <text:p text:style-name="P5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Mangal1" svg:font-family="Mangal"/>
    <style:font-face style:name="Courier New" svg:font-family="'Courier New'" style:font-adornments="Normale" style:font-family-generic="modern" style:font-pitch="fixed"/>
    <style:font-face style:name="Calibri" svg:font-family="Calibri" style:font-family-generic="roman" style:font-pitch="variable"/>
    <style:font-face style:name="Monotype Corsiva" svg:font-family="'Monotype Corsiva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fo:color="#00b050" fo:font-style="normal" fo:font-weight="normal" style:font-style-asian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bastiano Cavallaro</meta:initial-creator>
    <dc:creator>Sebastiano Cavallaro</dc:creator>
    <meta:editing-cycles>12</meta:editing-cycles>
    <meta:creation-date>2017-04-05T16:28:00</meta:creation-date>
    <dc:date>2017-04-06T12:53:40.77</dc:date>
    <meta:editing-duration>PT2M18S</meta:editing-duration>
    <meta:generator>OpenOffice/4.1.2$Win32 OpenOffice.org_project/412m3$Build-9782</meta:generator>
    <meta:document-statistic meta:table-count="0" meta:image-count="0" meta:object-count="0" meta:page-count="2" meta:paragraph-count="24" meta:word-count="386" meta:character-count="236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